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Deja Vu Sans Mono', 'Bitstream Vera Sans Mono', monospace"/>
    <style:font-face style:name="Lohit Devanagari1" svg:font-family="'Lohit Devanagari'"/>
    <style:font-face style:name="Lucida Grande" svg:font-family="'Lucida Grande', 'Lucida Sans Unicode', Geneva, 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8dba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ucida Grande" fo:font-size="10.5pt" fo:letter-spacing="normal" fo:font-style="normal" fo:font-weight="normal"/>
    </style:style>
    <style:style style:name="P4" style:family="paragraph" style:parent-style-name="Heading_20_3">
      <style:text-properties fo:font-variant="normal" fo:text-transform="none" fo:color="#000000" style:font-name="Lucida Grande" fo:letter-spacing="normal" fo:font-style="normal"/>
    </style:style>
    <style:style style:name="T1" style:family="text">
      <style:text-properties fo:font-variant="normal" fo:text-transform="none" fo:color="#000000" style:font-name="Lucida Grande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Consolas" fo:font-size="10.5pt" fo:letter-spacing="normal" fo:font-style="normal" fo:font-weight="normal" fo:background-color="#f2f2f2" loext:char-shading-value="0" loext:padding-left="0cm" loext:padding-right="0cm" loext:padding-top="0cm" loext:padding-bottom="0.049cm" loext:border-left="none" loext:border-right="none" loext:border-top="none" loext:border-bottom="0.06pt solid #dddd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Exercício 6.2</text:h>
      <text:p text:style-name="P2"><text:span text:style-name="T1">Complete a função </text:span><text:span text:style-name="Teletype"><text:span text:style-name="T2">fatorial</text:span></text:span><text:span text:style-name="T1"> abaixo, que recebe como parâmetro um número inteiro </text:span><text:span text:style-name="Teletype"><text:span text:style-name="T2">k</text:span></text:span><text:span text:style-name="T1">, </text:span><text:span text:style-name="Teletype"><text:span text:style-name="T2">k &gt;= 0</text:span></text:span><text:span text:style-name="T1">, e retorna k!.</text:span></text:p>
      <text:p text:style-name="P2"><text:span text:style-name="T1">Escreva apenas o corpo da função. Observe que o código já inclui chamadas para a função </text:span><text:span text:style-name="Teletype"><text:span text:style-name="T2">fatorial</text:span></text:span><text:span text:style-name="T1">, para que você possa testar a função.</text:span></text:p>
      <text:h text:style-name="P4" text:outline-level="3">Exercício 6.3</text:h>
      <text:p text:style-name="P2"><text:span text:style-name="T1">Usando a função do exercício 6.2, escreva uma função que recebe dois inteiros, </text:span><text:span text:style-name="Teletype"><text:span text:style-name="T2">m </text:span></text:span><text:span text:style-name="T1">e </text:span><text:span text:style-name="Teletype"><text:span text:style-name="T2">n</text:span></text:span><text:span text:style-name="T1">, como parâmetros e retorna a combinação </text:span><text:span text:style-name="Teletype"><text:span text:style-name="T2">m!/((m-n)!n!)</text:span></text:span><text:span text:style-name="T1">.</text:span></text:p>
      <text:h text:style-name="P4" text:outline-level="3">Exercício 6.4</text:h>
      <text:p text:style-name="P2"><text:span text:style-name="T1">Usando as funções dos exercícios 6.2 e 6.3, escreva um programa que lê um inteiro </text:span><text:span text:style-name="Teletype"><text:span text:style-name="T2">n</text:span></text:span><text:span text:style-name="T1">, </text:span><text:span text:style-name="Teletype"><text:span text:style-name="T2">n &gt;= 0</text:span></text:span><text:span text:style-name="T1"> e imprime os coeficientes da expansão de </text:span><text:span text:style-name="Teletype"><text:span text:style-name="T2">(x+y)</text:span></text:span><text:span text:style-name="T1"> elevado a </text:span><text:span text:style-name="Teletype"><text:span text:style-name="T2">n</text:span></text:span><text:span text:style-name="T1">.</text:span></text:p>
      <text:p text:style-name="P3">Lembre-se de utilizar o esqueleto de programa com funções em Python.</text:p>
      <text:h text:style-name="P4" text:outline-level="3">Exercício 7.0</text:h>
      <text:p text:style-name="P3">Dada uma sequência de números inteiros maiores que um, terminada por um zero, determinar quantos números primos há na sequência.</text:p>
      <text:p text:style-name="Standard">Exercício 7.1</text:p>
      <text:p text:style-name="Standard">Nota: Exercício 6 da lista sobre repetições encaixadas.</text:p>
      <text:p text:style-name="Standard"/>
      <text:p text:style-name="Standard">Dado um número inteiro n, n &gt; 1, imprimir sua decomposição em fatores primos, indicando também a mutiplicidade de cada fator.</text:p>
      <text:p text:style-name="Standard"/>
      <text:p text:style-name="Standard">Por exemplo, para n = 600, a saída deverá ser:</text:p>
      <text:p text:style-name="Standard"/>
      <text:p text:style-name="Standard">fator 2 multiplicidade 3</text:p>
      <text:p text:style-name="Standard">fator 3 multiplicidade 1</text:p>
      <text:p text:style-name="Standard">fator 5 multiplicidade 2</text:p>
      <text:p text:style-name="Standard"/>
      <text:p text:style-name="Standard">Exercício 7.2</text:p>
      <text:p text:style-name="Standard">Nota: Exercício 7 da lista sobre repetições encaixadas.</text:p>
      <text:p text:style-name="Standard"/>
      <text:p text:style-name="Standard">Dados um número inteiro n &gt; 0 e uma sequência com n números inteiros maiores do que zero, determinar o máximo divisor comum entre eles.</text:p>
      <text:p text:style-name="Standard"/>
      <text:p text:style-name="Standard">Por exemplo, para a sequência</text:p>
      <text:p text:style-name="Standard"/>
      <text:p text:style-name="Standard">3 <text:s text:c="3"/>42 <text:s text:c="3"/>105</text:p>
      <text:p text:style-name="Standard">o seu programa deve escrever o número 3.</text:p>
      <text:p text:style-name="Standard"/>
      <text:p text:style-name="Standard">Exercício 7.3</text:p>
      <text:p text:style-name="P1">Dados um número inteiro n, n &gt; 0, e uma sequência com n números inteiros maiores do que zero, determinar o fatorial de cada número da sequência.</text:p>
      <text:p text:style-name="P1"/>
      <text:p text:style-name="P1"/>
      <text:p text:style-name="P1"/>
      <text:p text:style-name="P1"><text:soft-page-break/>Exercício 8.2</text:p>
      <text:p text:style-name="Standard"/>
      <text:p text:style-name="Standard">Dados números inteiros n, i e j, todos maiores do que zero, imprimir em ordem crescente os n primeiros naturais que são múltiplos de i ou de j e ou de ambos.</text:p>
      <text:p text:style-name="Standard"/>
      <text:p text:style-name="Standard">Por exemplo, para n = 6, i = 2 e j = 3 a saída deverá ser:</text:p>
      <text:p text:style-name="Standard"/>
      <text:p text:style-name="Standard">0 <text:s text:c="2"/>2 <text:s text:c="2"/>3 <text:s text:c="2"/>4 <text:s text:c="2"/>6 <text:s text:c="2"/>8</text:p>
      <text:p text:style-name="Standard"/>
      <text:p text:style-name="Standard">Exercício 8.3</text:p>
      <text:p text:style-name="Standard">Nota: Exercício 12 da lista sobre inteiros.</text:p>
      <text:p text:style-name="Standard"/>
      <text:p text:style-name="Standard">Dados dois inteiros positivos calcular o máximo divisor comum entre eles usando o algoritmo de Euclides.</text:p>
      <text:p text:style-name="Standard"/>
      <text:h text:style-name="P4" text:outline-level="3">Exercício 9.1</text:h>
      <text:p text:style-name="P3">(exercício 1 da lista de exercícios sobre vetores).</text:p>
      <text:p text:style-name="P3">Dados n &gt; 0 e uma sequência com n números reais, imprimí-los na ordem inversa a da leitura.</text:p>
      <text:h text:style-name="P4" text:outline-level="3">Exercício 9.2</text:h>
      <text:p text:style-name="P2"><text:span text:style-name="T1">Dada uma sequência de </text:span><text:span text:style-name="Teletype"><text:span text:style-name="T2">n &gt; 0</text:span></text:span><text:span text:style-name="T1"> números reais, imprimi-los eliminando as repetiçõe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Deja Vu Sans Mono', 'Bitstream Vera Sans Mono', monospace"/>
    <style:font-face style:name="Lohit Devanagari1" svg:font-family="'Lohit Devanagari'"/>
    <style:font-face style:name="Lucida Grande" svg:font-family="'Lucida Grande', 'Lucida Sans Unicode', Geneva, 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9:05:02.149875152</meta:creation-date>
    <dc:date>2020-01-21T21:46:03.625279236</dc:date>
    <meta:editing-duration>PT23M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393" meta:character-count="2186" meta:non-whitespace-character-count="1814"/>
  </office:meta>
</office:document-meta>
</file>